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차량번호(필수)</text:p>
          </table:table-cell>
          <table:table-cell office:value-type="string">
            <text:p>운전자번호(필수)</text:p>
          </table:table-cell>
          <table:table-cell office:value-type="string">
            <text:p>세대통보</text:p>
            <text:p>(0: N, 1: Y)</text:p>
          </table:table-cell>
          <table:table-cell office:value-type="string">
            <text:p>전체비교</text:p>
            <text:p>(0: N, 1: Y)</text:p>
          </table:table-cell>
          <table:table-cell office:value-type="string">
            <text:p>주차허용</text:p>
            <text:p>(0:Y, 1: N)</text:p>
          </table:table-cell>
          <table:table-cell office:value-type="string">
            <text:p>불허 사유</text:p>
          </table:table-cell>
          <table:table-cell office:value-type="string">
            <text:p>기타(차종)</text:p>
          </table:table-cell>
        </table:table-row>
        <table:table-row table:style-name="ro2">
          <table:table-cell office:value-type="string">
            <text:p>00다2016</text:p>
          </table:table-cell>
          <table:table-cell office:value-type="string">
            <text:p>16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주차선 위반</text:p>
          </table:table-cell>
          <table:table-cell office:value-type="string">
            <text:p>현대</text:p>
          </table:table-cell>
        </table:table-row>
        <table:table-row table:style-name="ro2">
          <table:table-cell office:value-type="string">
            <text:p>00마9104</text:p>
          </table:table-cell>
          <table:table-cell office:value-type="string">
            <text:p>124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0무6129</text:p>
          </table:table-cell>
          <table:table-cell office:value-type="string">
            <text:p>15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8-22-2016</text:date>, <text:time>13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8-22T12:18:48.23</meta:creation-date>
    <dc:date>2016-08-22T13:07:43.64</dc:date>
    <dc:creator>종범 박</dc:creator>
    <meta:editing-duration>PT48M54S</meta:editing-duration>
    <meta:editing-cycles>4</meta:editing-cycles>
    <meta:generator>OpenOffice/4.1.2$Win32 OpenOffice.org_project/412m3$Build-9782</meta:generator>
    <meta:document-statistic meta:table-count="3" meta:cell-count="24" meta:object-count="0"/>
  </office:meta>
</office:document-meta>
</file>